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f1ac4" officeooo:paragraph-rsid="0012743b"/>
    </style:style>
    <style:style style:name="P2" style:family="paragraph" style:parent-style-name="Text_20_body">
      <style:paragraph-properties fo:text-align="end" style:justify-single-word="false"/>
      <style:text-properties officeooo:rsid="0012743b" officeooo:paragraph-rsid="0012743b"/>
    </style:style>
    <style:style style:name="P3" style:family="paragraph" style:parent-style-name="Heading_20_1">
      <style:text-properties officeooo:rsid="001f5104" officeooo:paragraph-rsid="0012743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1">
      <style:paragraph-properties fo:margin-top="0cm" fo:margin-bottom="0cm" loext:contextual-spacing="false"/>
    </style:style>
    <style:style style:name="P43" style:family="paragraph" style:parent-style-name="Text_20_body" style:list-style-name="L2">
      <style:paragraph-properties fo:margin-top="0cm" fo:margin-bottom="0cm" loext:contextual-spacing="false"/>
    </style:style>
    <style:style style:name="P44" style:family="paragraph" style:parent-style-name="Text_20_body" style:list-style-name="L3">
      <style:paragraph-properties fo:margin-top="0cm" fo:margin-bottom="0cm" loext:contextual-spacing="false"/>
    </style:style>
    <style:style style:name="P45" style:family="paragraph" style:parent-style-name="Text_20_body" style:list-style-name="L4">
      <style:paragraph-properties fo:margin-top="0cm" fo:margin-bottom="0cm" loext:contextual-spacing="false"/>
    </style:style>
    <style:style style:name="P46" style:family="paragraph" style:parent-style-name="Text_20_body" style:list-style-name="L5">
      <style:paragraph-properties fo:margin-top="0cm" fo:margin-bottom="0cm" loext:contextual-spacing="false"/>
    </style:style>
    <style:style style:name="P47" style:family="paragraph" style:parent-style-name="Text_20_body" style:list-style-name="L6">
      <style:paragraph-properties fo:margin-top="0cm" fo:margin-bottom="0cm" loext:contextual-spacing="false"/>
    </style:style>
    <style:style style:name="P48" style:family="paragraph" style:parent-style-name="Text_20_body" style:list-style-name="L7">
      <style:paragraph-properties fo:margin-top="0cm" fo:margin-bottom="0cm" loext:contextual-spacing="false"/>
    </style:style>
    <style:style style:name="P49" style:family="paragraph" style:parent-style-name="Text_20_body" style:list-style-name="L8">
      <style:paragraph-properties fo:margin-top="0cm" fo:margin-bottom="0cm" loext:contextual-spacing="false"/>
    </style:style>
    <style:style style:name="P50" style:family="paragraph" style:parent-style-name="Text_20_body" style:list-style-name="L9">
      <style:paragraph-properties fo:margin-top="0cm" fo:margin-bottom="0cm" loext:contextual-spacing="false"/>
    </style:style>
    <style:style style:name="P51" style:family="paragraph" style:parent-style-name="Text_20_body" style:list-style-name="L10">
      <style:paragraph-properties fo:margin-top="0cm" fo:margin-bottom="0cm" loext:contextual-spacing="false"/>
    </style:style>
    <style:style style:name="P52" style:family="paragraph" style:parent-style-name="Text_20_body" style:list-style-name="L11">
      <style:paragraph-properties fo:margin-top="0cm" fo:margin-bottom="0cm" loext:contextual-spacing="false"/>
    </style:style>
    <style:style style:name="P53" style:family="paragraph" style:parent-style-name="Text_20_body" style:list-style-name="L12">
      <style:paragraph-properties fo:margin-top="0cm" fo:margin-bottom="0cm" loext:contextual-spacing="false"/>
    </style:style>
    <style:style style:name="P54" style:family="paragraph" style:parent-style-name="Text_20_body" style:list-style-name="L13">
      <style:paragraph-properties fo:margin-top="0cm" fo:margin-bottom="0cm" loext:contextual-spacing="false"/>
    </style:style>
    <style:style style:name="P55" style:family="paragraph" style:parent-style-name="Text_20_body" style:list-style-name="L14">
      <style:paragraph-properties fo:margin-top="0cm" fo:margin-bottom="0cm" loext:contextual-spacing="false"/>
    </style:style>
    <style:style style:name="P56" style:family="paragraph" style:parent-style-name="Text_20_body" style:list-style-name="L15">
      <style:paragraph-properties fo:margin-top="0cm" fo:margin-bottom="0cm" loext:contextual-spacing="false"/>
    </style:style>
    <style:style style:name="P57" style:family="paragraph" style:parent-style-name="Text_20_body" style:list-style-name="L16">
      <style:paragraph-properties fo:margin-top="0cm" fo:margin-bottom="0cm" loext:contextual-spacing="false"/>
    </style:style>
    <style:style style:name="P58" style:family="paragraph" style:parent-style-name="Text_20_body" style:list-style-name="L17">
      <style:paragraph-properties fo:margin-top="0cm" fo:margin-bottom="0cm" loext:contextual-spacing="false"/>
    </style:style>
    <style:style style:name="P59" style:family="paragraph" style:parent-style-name="Text_20_body" style:list-style-name="L18">
      <style:paragraph-properties fo:margin-top="0cm" fo:margin-bottom="0cm" loext:contextual-spacing="false"/>
    </style:style>
    <style:style style:name="P60" style:family="paragraph" style:parent-style-name="Text_20_body" style:list-style-name="L19">
      <style:paragraph-properties fo:margin-top="0cm" fo:margin-bottom="0cm" loext:contextual-spacing="false"/>
    </style:style>
    <style:style style:name="P61" style:family="paragraph" style:parent-style-name="Text_20_body" style:list-style-name="L20">
      <style:paragraph-properties fo:margin-top="0cm" fo:margin-bottom="0cm" loext:contextual-spacing="false"/>
    </style:style>
    <style:style style:name="P62" style:family="paragraph" style:parent-style-name="Text_20_body" style:list-style-name="L21">
      <style:paragraph-properties fo:margin-top="0cm" fo:margin-bottom="0cm" loext:contextual-spacing="false"/>
    </style:style>
    <style:style style:name="P63" style:family="paragraph" style:parent-style-name="Text_20_body" style:list-style-name="L22">
      <style:paragraph-properties fo:margin-top="0cm" fo:margin-bottom="0cm" loext:contextual-spacing="false"/>
    </style:style>
    <style:style style:name="P64" style:family="paragraph" style:parent-style-name="Text_20_body" style:list-style-name="L23">
      <style:paragraph-properties fo:margin-top="0cm" fo:margin-bottom="0cm" loext:contextual-spacing="false"/>
    </style:style>
    <style:style style:name="P65" style:family="paragraph" style:parent-style-name="Text_20_body" style:list-style-name="L24">
      <style:paragraph-properties fo:margin-top="0cm" fo:margin-bottom="0cm" loext:contextual-spacing="false"/>
    </style:style>
    <style:style style:name="P66" style:family="paragraph" style:parent-style-name="Text_20_body" style:list-style-name="L25">
      <style:paragraph-properties fo:margin-top="0cm" fo:margin-bottom="0cm" loext:contextual-spacing="false"/>
    </style:style>
    <style:style style:name="P67" style:family="paragraph" style:parent-style-name="Text_20_body" style:list-style-name="L26">
      <style:paragraph-properties fo:margin-top="0cm" fo:margin-bottom="0cm" loext:contextual-spacing="false"/>
    </style:style>
    <style:style style:name="P68" style:family="paragraph" style:parent-style-name="Text_20_body" style:list-style-name="L27">
      <style:paragraph-properties fo:margin-top="0cm" fo:margin-bottom="0cm" loext:contextual-spacing="false"/>
    </style:style>
    <style:style style:name="P69" style:family="paragraph" style:parent-style-name="Text_20_body" style:list-style-name="L28">
      <style:paragraph-properties fo:margin-top="0cm" fo:margin-bottom="0cm" loext:contextual-spacing="false"/>
    </style:style>
    <style:style style:name="P70" style:family="paragraph" style:parent-style-name="Text_20_body" style:list-style-name="L29">
      <style:paragraph-properties fo:margin-top="0cm" fo:margin-bottom="0cm" loext:contextual-spacing="false"/>
    </style:style>
    <style:style style:name="P71" style:family="paragraph" style:parent-style-name="Text_20_body" style:list-style-name="L30">
      <style:paragraph-properties fo:margin-top="0cm" fo:margin-bottom="0cm" loext:contextual-spacing="false"/>
    </style:style>
    <style:style style:name="P72" style:family="paragraph" style:parent-style-name="Text_20_body" style:list-style-name="L31">
      <style:paragraph-properties fo:margin-top="0cm" fo:margin-bottom="0cm" loext:contextual-spacing="false"/>
    </style:style>
    <style:style style:name="P73" style:family="paragraph" style:parent-style-name="Text_20_body" style:list-style-name="L32">
      <style:paragraph-properties fo:margin-top="0cm" fo:margin-bottom="0cm" loext:contextual-spacing="false"/>
    </style:style>
    <style:style style:name="P74" style:family="paragraph" style:parent-style-name="Text_20_body" style:list-style-name="L33">
      <style:paragraph-properties fo:margin-top="0cm" fo:margin-bottom="0cm" loext:contextual-spacing="false"/>
    </style:style>
    <style:style style:name="P75" style:family="paragraph" style:parent-style-name="Text_20_body" style:list-style-name="L34">
      <style:paragraph-properties fo:margin-top="0cm" fo:margin-bottom="0cm" loext:contextual-spacing="false"/>
    </style:style>
    <style:style style:name="P76" style:family="paragraph" style:parent-style-name="Text_20_body" style:list-style-name="L35">
      <style:paragraph-properties fo:margin-top="0cm" fo:margin-bottom="0cm" loext:contextual-spacing="false"/>
    </style:style>
    <style:style style:name="P77" style:family="paragraph" style:parent-style-name="Text_20_body" style:list-style-name="L36">
      <style:paragraph-properties fo:margin-top="0cm" fo:margin-bottom="0cm" loext:contextual-spacing="false"/>
    </style:style>
    <style:style style:name="P78" style:family="paragraph" style:parent-style-name="Text_20_body" style:list-style-name="L37">
      <style:paragraph-properties fo:margin-top="0cm" fo:margin-bottom="0cm" loext:contextual-spacing="false"/>
    </style:style>
    <style:style style:name="P79" style:family="paragraph" style:parent-style-name="Text_20_body" style:list-style-name="L38">
      <style:paragraph-properties fo:margin-top="0cm" fo:margin-bottom="0cm" loext:contextual-spacing="false"/>
    </style:style>
    <style:style style:name="T1" style:family="text">
      <style:text-properties officeooo:rsid="00149334"/>
    </style:style>
    <style:style style:name="T2" style:family="text">
      <style:text-properties officeooo:rsid="001633e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lage „Fachschaftenliste“ zur FKGO</text:h>
      <text:p text:style-name="P1">Beschlossen durch die Fachschaftenkonferenz am <text:span text:style-name="T1">09</text:span>.<text:span text:style-name="T1">02</text:span>.201<text:span text:style-name="T1">5</text:span></text:p>
      <text:p text:style-name="P2">Bestätigt durch das Studierendenparlament am <text:span text:style-name="T2">11.03.2015</text:span></text:p>
      <text:h text:style-name="Heading_20_1" text:outline-level="1">Liste der Fachschaften der RFWU Bonn mit zugeordneten Studiengängen</text:h>
      <text:h text:style-name="Heading_20_2" text:outline-level="2">Altkatholische Theologie</text:h>
      <text:list xml:id="list6341149103273416191" text:style-name="L1">
        <text:list-item>
          <text:p text:style-name="P42">Alt-Katholische und Ökumenische Theologie (Master of Arts) </text:p>
        </text:list-item>
        <text:list-item>
          <text:p text:style-name="P4">Altkatholische Theologie (Kirchl.Ex.) </text:p>
        </text:list-item>
      </text:list>
      <text:h text:style-name="Heading_20_2" text:outline-level="2">Anglistik</text:h>
      <text:list xml:id="list2879390585830588564" text:style-name="L2">
        <text:list-item>
          <text:p text:style-name="P43">Allgemeine Sprachwissenschaft (Promotion) </text:p>
        </text:list-item>
        <text:list-item>
          <text:p text:style-name="P43">Anglistik/Amerikanistik: Literatur- und Kulturwissenschaft (Promotion) </text:p>
        </text:list-item>
        <text:list-item>
          <text:p text:style-name="P43">Anglistik/Amerikanistik: Sprachwissenschaft (Promotion) </text:p>
        </text:list-item>
        <text:list-item>
          <text:p text:style-name="P43">Anglistik II (Promotion) </text:p>
        </text:list-item>
        <text:list-item>
          <text:p text:style-name="P43">Anglistik/Amerikanische Sprache u. Literatur (Promotion) </text:p>
        </text:list-item>
        <text:list-item>
          <text:p text:style-name="P43">Anglistik/Neuere Englische Literatur (Promotion) </text:p>
        </text:list-item>
        <text:list-item>
          <text:p text:style-name="P43">Anglistik/Englische Sprache u. mittelalterliche (Promotion) </text:p>
        </text:list-item>
        <text:list-item>
          <text:p text:style-name="P43">Applied Linguistics (Master of Arts) </text:p>
        </text:list-item>
        <text:list-item>
          <text:p text:style-name="P43">Englische Philologie (Promotion) </text:p>
        </text:list-item>
        <text:list-item>
          <text:p text:style-name="P43">English Literatures and Cultures (Master of Arts) </text:p>
        </text:list-item>
        <text:list-item>
          <text:p text:style-name="P43">English Studies (Bachelor of Arts) </text:p>
        </text:list-item>
        <text:list-item>
          <text:p text:style-name="P43">Keltologie (Bachelor of Arts) </text:p>
        </text:list-item>
        <text:list-item>
          <text:p text:style-name="P43">Keltologie (Promotion) </text:p>
        </text:list-item>
        <text:list-item>
          <text:p text:style-name="P43">North American Studies (Master of Arts) </text:p>
        </text:list-item>
        <text:list-item>
          <text:p text:style-name="P5">Vergleichende Indogermanische Sprachwissenschaft (Promotion) </text:p>
        </text:list-item>
      </text:list>
      <text:h text:style-name="Heading_20_2" text:outline-level="2">Archäologie</text:h>
      <text:list xml:id="list8410963860168794145" text:style-name="L3">
        <text:list-item>
          <text:p text:style-name="P44">Ägyptologie (Master of Arts) </text:p>
        </text:list-item>
        <text:list-item>
          <text:p text:style-name="P44">Ägyptologie (Promotion) </text:p>
        </text:list-item>
        <text:list-item>
          <text:p text:style-name="P44">Archäologien (Bachelor of Arts) </text:p>
        </text:list-item>
        <text:list-item>
          <text:p text:style-name="P44">Christliche Archäologie (Promotion) </text:p>
        </text:list-item>
        <text:list-item>
          <text:p text:style-name="P44">Frühgeschichtliche Archäologie und Archäologie der Römischen Provinzen (Master of Arts) </text:p>
        </text:list-item>
        <text:list-item>
          <text:p text:style-name="P44">Klassische Archäologie (Promotion) </text:p>
        </text:list-item>
        <text:list-item>
          <text:p text:style-name="P44">Klassische Archäologie (Master of Arts) </text:p>
        </text:list-item>
        <text:list-item>
          <text:p text:style-name="P44"><text:soft-page-break/>Kunstgeschichte und Archäologie (Bachelor of Arts) </text:p>
        </text:list-item>
        <text:list-item>
          <text:p text:style-name="P6">Vor- u. frühgeschichtliche Archäologie (Promotion) </text:p>
        </text:list-item>
      </text:list>
      <text:h text:style-name="Heading_20_2" text:outline-level="2">Biologie</text:h>
      <text:list xml:id="list5176537854808981646" text:style-name="L4">
        <text:list-item>
          <text:p text:style-name="P45">Biologie (Bachelor of Science) </text:p>
        </text:list-item>
        <text:list-item>
          <text:p text:style-name="P45">Biologie (Diplom) </text:p>
        </text:list-item>
        <text:list-item>
          <text:p text:style-name="P45">Biologie (Promotion) </text:p>
        </text:list-item>
        <text:list-item>
          <text:p text:style-name="P45">Mikrobiologie (Master of Science) </text:p>
        </text:list-item>
        <text:list-item>
          <text:p text:style-name="P45">Molekulare Biotechnologie (Master of Science) </text:p>
        </text:list-item>
        <text:list-item>
          <text:p text:style-name="P45">Organismic Biology, Evolutionary Biology and Palaeobiology (Master of Science) </text:p>
        </text:list-item>
        <text:list-item>
          <text:p text:style-name="P7">Plant Sciences (Master of Science) </text:p>
        </text:list-item>
      </text:list>
      <text:h text:style-name="Heading_20_2" text:outline-level="2">Chemie</text:h>
      <text:list xml:id="list6714891214160892303" text:style-name="L5">
        <text:list-item>
          <text:p text:style-name="P46">Chemie (Bachelor of Science) </text:p>
        </text:list-item>
        <text:list-item>
          <text:p text:style-name="P46">Chemie (Diplom) </text:p>
        </text:list-item>
        <text:list-item>
          <text:p text:style-name="P46">Chemie (Master of Science) </text:p>
        </text:list-item>
        <text:list-item>
          <text:p text:style-name="P8">Chemie (Promotion) </text:p>
        </text:list-item>
      </text:list>
      <text:h text:style-name="Heading_20_2" text:outline-level="2">ELW</text:h>
      <text:list xml:id="list3523912355538129395" text:style-name="L6">
        <text:list-item>
          <text:p text:style-name="P47">Agricultural and Food Economics (Master of Science) </text:p>
        </text:list-item>
        <text:list-item>
          <text:p text:style-name="P47">Ernährungs- u. Haushaltswissenschaft (Diplom) </text:p>
        </text:list-item>
        <text:list-item>
          <text:p text:style-name="P47">Ernährungs- u. Haushaltswissenschaft (Promotion) </text:p>
        </text:list-item>
        <text:list-item>
          <text:p text:style-name="P47">Ernaehrungswiss. (Promotion) </text:p>
        </text:list-item>
        <text:list-item>
          <text:p text:style-name="P47">Ernährungs- und Lebensmittelwissenschaften (Bachelor of Science) </text:p>
        </text:list-item>
        <text:list-item>
          <text:p text:style-name="P47">Ernährungs- und Lebensmittelwissenschaften (Master of Science) </text:p>
        </text:list-item>
        <text:list-item>
          <text:p text:style-name="P47">Ernährungs- und Lebensmittelwissenschaften (Promotion) </text:p>
        </text:list-item>
        <text:list-item>
          <text:p text:style-name="P47">Humanernährung (Master of Science) </text:p>
        </text:list-item>
        <text:list-item>
          <text:p text:style-name="P47">Lebensmitteltechnologie (Diplom) </text:p>
        </text:list-item>
        <text:list-item>
          <text:p text:style-name="P47">Lebensmitteltechnologie (Promotion) </text:p>
        </text:list-item>
        <text:list-item>
          <text:p text:style-name="P47">Lebensmittelchemie (Promotion) </text:p>
        </text:list-item>
        <text:list-item>
          <text:p text:style-name="P47">Lebensmittelchemie (Staatsex.) </text:p>
        </text:list-item>
        <text:list-item>
          <text:p text:style-name="P9">Lebensmitteltechnologie (Master of Science) </text:p>
        </text:list-item>
      </text:list>
      <text:h text:style-name="Heading_20_2" text:outline-level="2">Ethnologie / Altamerikanistik</text:h>
      <text:list xml:id="list7712470381387129175" text:style-name="L7">
        <text:list-item>
          <text:p text:style-name="P48">Alt-Amerikanistik (Promotion) </text:p>
        </text:list-item>
        <text:list-item>
          <text:p text:style-name="P48">Altamerikanistik und Ethnologie (Bachelor of Arts) </text:p>
        </text:list-item>
        <text:list-item>
          <text:p text:style-name="P48">Altamerikanistik/Ethnologie (Master of Arts) </text:p>
        </text:list-item>
        <text:list-item>
          <text:p text:style-name="P48">Ethnologie (Promotion) </text:p>
        </text:list-item>
        <text:list-item>
          <text:p text:style-name="P48">Ethnologie unter besond.Berücks.d.Altamerikanistik (Promotion) </text:p>
        </text:list-item>
        <text:list-item>
          <text:p text:style-name="P48"><text:soft-page-break/>Kulturstudien zu Lateinamerika/Estudios culturales de America Latina (Master of Arts) </text:p>
        </text:list-item>
        <text:list-item>
          <text:p text:style-name="P10">Lateinamerika- und Altamerikastudien (Bachelor of Arts) </text:p>
        </text:list-item>
      </text:list>
      <text:h text:style-name="Heading_20_2" text:outline-level="2">Evangelische Theologie</text:h>
      <text:list xml:id="list6194866126024893208" text:style-name="L8">
        <text:list-item>
          <text:p text:style-name="P49">Ecumenical Studies (Master of Arts) </text:p>
        </text:list-item>
        <text:list-item>
          <text:p text:style-name="P49">Evangelische Theologie und Hermeneutik (Bachelor of Arts) </text:p>
        </text:list-item>
        <text:list-item>
          <text:p text:style-name="P49">Evangelische Theologie (Kirchl.Ex.) </text:p>
        </text:list-item>
        <text:list-item>
          <text:p text:style-name="P49">Evangelische Theologie (Magister Theologiae (ev.)) </text:p>
        </text:list-item>
        <text:list-item>
          <text:p text:style-name="P49">Evangelische Theologie (Master of Arts) </text:p>
        </text:list-item>
        <text:list-item>
          <text:p text:style-name="P11">Evangelische Theologie (Promotion) </text:p>
        </text:list-item>
      </text:list>
      <text:h text:style-name="Heading_20_2" text:outline-level="2">GeKoSka</text:h>
      <text:list xml:id="list7556501162011600728" text:style-name="L9">
        <text:list-item>
          <text:p text:style-name="P50">Ält.u.Neu.Germanistik (Promotion) </text:p>
        </text:list-item>
        <text:list-item>
          <text:p text:style-name="P50">Deutschkurs (Sprachprogramm) </text:p>
        </text:list-item>
        <text:list-item>
          <text:p text:style-name="P50">Dt.-Italien. Forschungen (Promotion) </text:p>
        </text:list-item>
        <text:list-item>
          <text:p text:style-name="P50">Deutsche Sprache u.ältere deutsche Literatur (Promotion) </text:p>
        </text:list-item>
        <text:list-item>
          <text:p text:style-name="P50">German and Comparative Literature (Master of Arts) </text:p>
        </text:list-item>
        <text:list-item>
          <text:p text:style-name="P50">Germanistik (Bachelor of Arts) </text:p>
        </text:list-item>
        <text:list-item>
          <text:p text:style-name="P50">Germanistik (Master of Arts) </text:p>
        </text:list-item>
        <text:list-item>
          <text:p text:style-name="P50">Germanistik, Vergleichende Literatur- und Kulturwissenschaft (Bachelor of Arts) </text:p>
        </text:list-item>
        <text:list-item>
          <text:p text:style-name="P50">Komparatistik (Bachelor of Arts) </text:p>
        </text:list-item>
        <text:list-item>
          <text:p text:style-name="P50">Komparatistik (Master of Arts) </text:p>
        </text:list-item>
        <text:list-item>
          <text:p text:style-name="P50">Kulturwissenschaft (Promotion) </text:p>
        </text:list-item>
        <text:list-item>
          <text:p text:style-name="P50">Neuere deutsche Literatur (Promotion) </text:p>
        </text:list-item>
        <text:list-item>
          <text:p text:style-name="P50">Neuere Deutsche Literaturwissenschaft: Deutsch-Italienische Forschungen (Promotion) </text:p>
        </text:list-item>
        <text:list-item>
          <text:p text:style-name="P50">Skandinavistik (Bachelor of Arts) </text:p>
        </text:list-item>
        <text:list-item>
          <text:p text:style-name="P50">Skandinavistik (Master of Arts) </text:p>
        </text:list-item>
        <text:list-item>
          <text:p text:style-name="P50">Skandinavistik (Promotion) </text:p>
        </text:list-item>
        <text:list-item>
          <text:p text:style-name="P50">Slavistik (Promotion) </text:p>
        </text:list-item>
        <text:list-item>
          <text:p text:style-name="P12">Vergleichende Literaturwissenschaft (Promotion) </text:p>
        </text:list-item>
      </text:list>
      <text:h text:style-name="Heading_20_2" text:outline-level="2">Geodäsie</text:h>
      <text:list xml:id="list268652004438946810" text:style-name="L10">
        <text:list-item>
          <text:p text:style-name="P51">Geodäsie (Promotion) </text:p>
        </text:list-item>
        <text:list-item>
          <text:p text:style-name="P51">Geodäsie und Geoinformation (Bachelor of Science) </text:p>
        </text:list-item>
        <text:list-item>
          <text:p text:style-name="P51">Geodäsie und Geoinformation (Master of Science) </text:p>
        </text:list-item>
        <text:list-item>
          <text:p text:style-name="P13">Geodäsie und Geoinformation (Promotion) </text:p>
        </text:list-item>
      </text:list>
      <text:h text:style-name="Heading_20_2" text:outline-level="2">Geographie</text:h>
      <text:list xml:id="list4528335512165889046" text:style-name="L11">
        <text:list-item>
          <text:p text:style-name="P52">Entwicklungsforschung (Promotion) </text:p>
        </text:list-item>
        <text:list-item>
          <text:p text:style-name="P52"><text:soft-page-break/>Geographie (B.A.) </text:p>
        </text:list-item>
        <text:list-item>
          <text:p text:style-name="P52">Geographie (Bachelor of Science) </text:p>
        </text:list-item>
        <text:list-item>
          <text:p text:style-name="P52">Geographie (Diplom) </text:p>
        </text:list-item>
        <text:list-item>
          <text:p text:style-name="P52">Geographie (Master of Science) </text:p>
        </text:list-item>
        <text:list-item>
          <text:p text:style-name="P52">Geographie (Promotion) </text:p>
        </text:list-item>
        <text:list-item>
          <text:p text:style-name="P52">Geography of Environmental Risks and Human Security (Master of Science) </text:p>
        </text:list-item>
        <text:list-item>
          <text:p text:style-name="P52">Historische Geographie (Promotion) </text:p>
        </text:list-item>
        <text:list-item>
          <text:p text:style-name="P14">Katastrophenvorsorge und Katastrophenmanagement (Master) </text:p>
        </text:list-item>
      </text:list>
      <text:h text:style-name="Heading_20_2" text:outline-level="2">Geschichte</text:h>
      <text:list xml:id="list1118629623619753166" text:style-name="L12">
        <text:list-item>
          <text:p text:style-name="P53">Alte Geschichte (Promotion) </text:p>
        </text:list-item>
        <text:list-item>
          <text:p text:style-name="P53">Geschichte (Bachelor of Arts) </text:p>
        </text:list-item>
        <text:list-item>
          <text:p text:style-name="P53">Geschichte (Master of Arts) </text:p>
        </text:list-item>
        <text:list-item>
          <text:p text:style-name="P53">Geschichte (Promotion) </text:p>
        </text:list-item>
        <text:list-item>
          <text:p text:style-name="P53">Historische Hilfswissenschaften und Archivkunde (Promotion) [?] </text:p>
        </text:list-item>
        <text:list-item>
          <text:p text:style-name="P53">Mittelalterliche und neuere Geschichte (Promotion) </text:p>
        </text:list-item>
        <text:list-item>
          <text:p text:style-name="P53">Mittelalterstudien (Master of Arts) </text:p>
        </text:list-item>
        <text:list-item>
          <text:p text:style-name="P53">Osteuropäische Geschichte (Promotion) </text:p>
        </text:list-item>
        <text:list-item>
          <text:p text:style-name="P53">Rheinische Landesgeschichte (Promotion) </text:p>
        </text:list-item>
        <text:list-item>
          <text:p text:style-name="P15">Verfassungs-, Sozial- und Wirtschaftsgeschichte (Promotion) </text:p>
        </text:list-item>
      </text:list>
      <text:h text:style-name="Heading_20_2" text:outline-level="2">Griechische und Lateinische Philologie</text:h>
      <text:list xml:id="list967616201466561641" text:style-name="L13">
        <text:list-item>
          <text:p text:style-name="P54">Griechische und Lateinische Literatur der Antike und ihr Fortleben (Master of Arts) </text:p>
        </text:list-item>
        <text:list-item>
          <text:p text:style-name="P54">Griechische Literatur der Antike und ihr Fortleben (Bachelor of Arts) </text:p>
        </text:list-item>
        <text:list-item>
          <text:p text:style-name="P54">Klassische Philologie/Griechisch (Promotion) </text:p>
        </text:list-item>
        <text:list-item>
          <text:p text:style-name="P54">Klassische Philologie/Latein (Promotion) </text:p>
        </text:list-item>
        <text:list-item>
          <text:p text:style-name="P54">Latein (Promotion) </text:p>
        </text:list-item>
        <text:list-item>
          <text:p text:style-name="P16">Lateinische Literatur der Antike und ihr Fortleben (Bachelor of Arts) </text:p>
        </text:list-item>
      </text:list>
      <text:h text:style-name="Heading_20_2" text:outline-level="2">Informatik</text:h>
      <text:list xml:id="list9132289368071218004" text:style-name="L14">
        <text:list-item>
          <text:p text:style-name="P55">Computational Life Sciences (Promotion) </text:p>
        </text:list-item>
        <text:list-item>
          <text:p text:style-name="P55">Computer Science (Master of Science) </text:p>
        </text:list-item>
        <text:list-item>
          <text:p text:style-name="P55">Informatik (Bachelor of Science) </text:p>
        </text:list-item>
        <text:list-item>
          <text:p text:style-name="P55">Informatik (Diplom) </text:p>
        </text:list-item>
        <text:list-item>
          <text:p text:style-name="P55">Informatik (Promotion) </text:p>
        </text:list-item>
        <text:list-item>
          <text:p text:style-name="P17">Life Science Informatics (Master of Science) </text:p>
        </text:list-item>
      </text:list>
      <text:h text:style-name="Heading_20_2" text:outline-level="2">Jura</text:h>
      <text:list xml:id="list6878307588719441894" text:style-name="L15">
        <text:list-item>
          <text:p text:style-name="P56">Deutsches Recht (Master of Laws) </text:p>
        </text:list-item>
        <text:list-item>
          <text:p text:style-name="P56"><text:soft-page-break/>Deutsches Recht für im Ausland graduierte Juristen (Magister) </text:p>
        </text:list-item>
        <text:list-item>
          <text:p text:style-name="P56">Law and Economics (Bachelor of Laws) </text:p>
        </text:list-item>
        <text:list-item>
          <text:p text:style-name="P56">Rechtswissenschaft (Promotion) </text:p>
        </text:list-item>
        <text:list-item>
          <text:p text:style-name="P18">Rechtswissenschaft (Staatsex.) </text:p>
        </text:list-item>
      </text:list>
      <text:h text:style-name="Heading_20_2" text:outline-level="2">Katholische Theologie</text:h>
      <text:list xml:id="list5992456076973566299" text:style-name="L16">
        <text:list-item>
          <text:p text:style-name="P57">Katholische Theologie (Diplom) </text:p>
        </text:list-item>
        <text:list-item>
          <text:p text:style-name="P57">Katholische Theologie (Kirchl.Ex.) </text:p>
        </text:list-item>
        <text:list-item>
          <text:p text:style-name="P57">Katholische Theologie (Promotion) </text:p>
        </text:list-item>
        <text:list-item>
          <text:p text:style-name="P19">Katholische Theologie (Magister Theologiae (kath.)) </text:p>
        </text:list-item>
      </text:list>
      <text:h text:style-name="Heading_20_2" text:outline-level="2">Kulturanthropologie</text:h>
      <text:list xml:id="list7177584752637358259" text:style-name="L17">
        <text:list-item>
          <text:p text:style-name="P58">Kulturanthropologie/ Volkskunde (Master of Arts) </text:p>
        </text:list-item>
        <text:list-item>
          <text:p text:style-name="P20">Volkskunde (Promotion) </text:p>
        </text:list-item>
      </text:list>
      <text:h text:style-name="Heading_20_2" text:outline-level="2">Kunstgeschichte</text:h>
      <text:list xml:id="list5434975601377506050" text:style-name="L18">
        <text:list-item>
          <text:p text:style-name="P59">Kunstgeschichte (Bachelor of Arts) </text:p>
        </text:list-item>
        <text:list-item>
          <text:p text:style-name="P59">Kunstgeschichte (Master of Arts) </text:p>
        </text:list-item>
        <text:list-item>
          <text:p text:style-name="P21">Kunstgeschichte (Promotion) </text:p>
        </text:list-item>
      </text:list>
      <text:h text:style-name="Heading_20_2" text:outline-level="2">Landwirtschaft</text:h>
      <text:list xml:id="list3614258115544771446" text:style-name="L19">
        <text:list-item>
          <text:p text:style-name="P60">Agrarwissenschaften (Bachelor of Science) </text:p>
        </text:list-item>
        <text:list-item>
          <text:p text:style-name="P60">Agrarwissenschaften (Diplom) </text:p>
        </text:list-item>
        <text:list-item>
          <text:p text:style-name="P60">Agrarwissenschaften (Master of Science) </text:p>
        </text:list-item>
        <text:list-item>
          <text:p text:style-name="P60">Agrarwissenschaften (Promotion) </text:p>
        </text:list-item>
        <text:list-item>
          <text:p text:style-name="P60">Agricultural Science and Resource-Management in the Tropics and Subtropics (Master of Science) </text:p>
        </text:list-item>
        <text:list-item>
          <text:p text:style-name="P60">Naturschutz und Landschaftsökologie (Master of Science) </text:p>
        </text:list-item>
        <text:list-item>
          <text:p text:style-name="P60">Nutzpflanzenwissenschaften (Master of Science) </text:p>
        </text:list-item>
        <text:list-item>
          <text:p text:style-name="P22">Tierwissenschaften (Master of Science) </text:p>
        </text:list-item>
      </text:list>
      <text:h text:style-name="Heading_20_2" text:outline-level="2">Lehramt</text:h>
      <text:list xml:id="list7112877655765965817" text:style-name="L20">
        <text:list-item>
          <text:p text:style-name="P61">Agrarwissenschaft (LA BA Berufskolleg) </text:p>
        </text:list-item>
        <text:list-item>
          <text:p text:style-name="P61">Agrarwissenschaft (LA MA Berufskolleg) </text:p>
        </text:list-item>
        <text:list-item>
          <text:p text:style-name="P61">Bildungswissenschaften (LA BA Berufskolleg) </text:p>
        </text:list-item>
        <text:list-item>
          <text:p text:style-name="P61">Bildungswissenschaften (LA BA Gym Ge) </text:p>
        </text:list-item>
        <text:list-item>
          <text:p text:style-name="P61">Bildungswissenschaften (LA MA Berufskolleg) </text:p>
        </text:list-item>
        <text:list-item>
          <text:p text:style-name="P61">Bildungswissenschaften (LA MA Gym Ge) </text:p>
        </text:list-item>
        <text:list-item>
          <text:p text:style-name="P61">Biologie (LA BA Gym Ge) </text:p>
        </text:list-item>
        <text:list-item>
          <text:p text:style-name="P61"><text:soft-page-break/>Biologie (LA MA Gym Ge) </text:p>
        </text:list-item>
        <text:list-item>
          <text:p text:style-name="P61">Chemie (LA BA Gym Ge) </text:p>
        </text:list-item>
        <text:list-item>
          <text:p text:style-name="P61">Chemie (LA MA Gym Ge) </text:p>
        </text:list-item>
        <text:list-item>
          <text:p text:style-name="P61">Deutsch (LA BA Gym Ge) </text:p>
        </text:list-item>
        <text:list-item>
          <text:p text:style-name="P61">Deutsch (LA MA Gym Ge) </text:p>
        </text:list-item>
        <text:list-item>
          <text:p text:style-name="P61">Englisch (LA BA Gym Ge) </text:p>
        </text:list-item>
        <text:list-item>
          <text:p text:style-name="P61">Englisch (LA MA Gym Ge) </text:p>
        </text:list-item>
        <text:list-item>
          <text:p text:style-name="P61">Ernährungs- und Hauswirtschaftswissenschaft (LA BA Berufskolleg) </text:p>
        </text:list-item>
        <text:list-item>
          <text:p text:style-name="P61">Ernährungs- und Hauswirtschaftswissenschaft (LA MA Berufskolleg) </text:p>
        </text:list-item>
        <text:list-item>
          <text:p text:style-name="P61">Evangelische Religionslehre (LA MA Gym Ge) </text:p>
        </text:list-item>
        <text:list-item>
          <text:p text:style-name="P61">Evangelische Religionslehre (LA BA Gym Ge) </text:p>
        </text:list-item>
        <text:list-item>
          <text:p text:style-name="P61">Französisch (LA BA Gym Ge) </text:p>
        </text:list-item>
        <text:list-item>
          <text:p text:style-name="P61">Französisch (LA MA Gym Ge) </text:p>
        </text:list-item>
        <text:list-item>
          <text:p text:style-name="P61">Geographie (LA BA Gym Ge) </text:p>
        </text:list-item>
        <text:list-item>
          <text:p text:style-name="P61">Geographie (LA MA Gym Ge) </text:p>
        </text:list-item>
        <text:list-item>
          <text:p text:style-name="P61">Geschichte (LA BA Gym Ge) </text:p>
        </text:list-item>
        <text:list-item>
          <text:p text:style-name="P61">Geschichte (LA MA Gym Ge) </text:p>
        </text:list-item>
        <text:list-item>
          <text:p text:style-name="P61">Griechisch (LA BA Gym Ge) </text:p>
        </text:list-item>
        <text:list-item>
          <text:p text:style-name="P61">Griechisch (LA MA Gym Ge) </text:p>
        </text:list-item>
        <text:list-item>
          <text:p text:style-name="P61">Informatik (LA BA Gym Ge) </text:p>
        </text:list-item>
        <text:list-item>
          <text:p text:style-name="P61">Informatik (LA MA Gym Ge) </text:p>
        </text:list-item>
        <text:list-item>
          <text:p text:style-name="P61">Italienisch (LA BA Gym Ge) </text:p>
        </text:list-item>
        <text:list-item>
          <text:p text:style-name="P61">Italienisch (LA MA Gym Ge) </text:p>
        </text:list-item>
        <text:list-item>
          <text:p text:style-name="P61">Katholische Religionslehre (LA MA Gym Ge) </text:p>
        </text:list-item>
        <text:list-item>
          <text:p text:style-name="P61">Katholische Religionslehre (LA BA Gym Ge) </text:p>
        </text:list-item>
        <text:list-item>
          <text:p text:style-name="P61">Latein (LA BA Gym Ge) </text:p>
        </text:list-item>
        <text:list-item>
          <text:p text:style-name="P61">Latein (LA MA Gym Ge) </text:p>
        </text:list-item>
        <text:list-item>
          <text:p text:style-name="P61">Lebensmitteltechnologie (LA MA Berufskolleg) </text:p>
        </text:list-item>
        <text:list-item>
          <text:p text:style-name="P61">Markt und Konsum (LA MA Berufskolleg) </text:p>
        </text:list-item>
        <text:list-item>
          <text:p text:style-name="P61">Mathematik (LA BA Gym Ge) </text:p>
        </text:list-item>
        <text:list-item>
          <text:p text:style-name="P61">Mathematik (LA MA Gym Ge) </text:p>
        </text:list-item>
        <text:list-item>
          <text:p text:style-name="P61">Pflanzenwissenschaften (LA MA Berufskolleg) </text:p>
        </text:list-item>
        <text:list-item>
          <text:p text:style-name="P61">Philosophie (LA BA Gym Ge) </text:p>
        </text:list-item>
        <text:list-item>
          <text:p text:style-name="P61">Philosophie (LA MA Gym Ge) </text:p>
        </text:list-item>
        <text:list-item>
          <text:p text:style-name="P61">Physik (LA BA Gym Ge) </text:p>
        </text:list-item>
        <text:list-item>
          <text:p text:style-name="P61">Physik (LA MA Gym Ge) </text:p>
        </text:list-item>
        <text:list-item>
          <text:p text:style-name="P61">Sozialwissenschaften (LA BA Gym Ge) </text:p>
        </text:list-item>
        <text:list-item>
          <text:p text:style-name="P61">Sozialwissenschaften (LA MA Gym Ge) </text:p>
        </text:list-item>
        <text:list-item>
          <text:p text:style-name="P61">Spanisch (LA BA Gym Ge) </text:p>
        </text:list-item>
        <text:list-item>
          <text:p text:style-name="P61">Spanisch (LA MA Gym Ge) </text:p>
        </text:list-item>
        <text:list-item>
          <text:p text:style-name="P61">Tierwissenschaften (LA MA Berufskolleg) </text:p>
        </text:list-item>
        <text:list-item>
          <text:p text:style-name="P23"><text:soft-page-break/>Wirtsch./Sozialw. Landbau (LA MA Berufskolleg) </text:p>
        </text:list-item>
      </text:list>
      <text:h text:style-name="Heading_20_2" text:outline-level="2">Mathematik</text:h>
      <text:list xml:id="list2809784850170843753" text:style-name="L21">
        <text:list-item>
          <text:p text:style-name="P62">Mathematics (Master of Science) </text:p>
        </text:list-item>
        <text:list-item>
          <text:p text:style-name="P62">Mathematik (Bachelor of Science) </text:p>
        </text:list-item>
        <text:list-item>
          <text:p text:style-name="P62">Mathematik (Diplom) </text:p>
        </text:list-item>
        <text:list-item>
          <text:p text:style-name="P24">Mathematik (Promotion) </text:p>
        </text:list-item>
      </text:list>
      <text:h text:style-name="Heading_20_2" text:outline-level="2">Medienwissenschaften</text:h>
      <text:list xml:id="list4825488929152155715" text:style-name="L22">
        <text:list-item>
          <text:p text:style-name="P63">Evaluation (Master) </text:p>
        </text:list-item>
        <text:list-item>
          <text:p text:style-name="P63">Kommunikationsforschung und Phonetik (Promotion) </text:p>
        </text:list-item>
        <text:list-item>
          <text:p text:style-name="P63">Kommunikationswissenschaften (Bachelor of Arts) </text:p>
        </text:list-item>
        <text:list-item>
          <text:p text:style-name="P63">Medienwissenschaft (Bachelor of Arts) </text:p>
        </text:list-item>
        <text:list-item>
          <text:p text:style-name="P63">Medienwissenschaft (Master of Arts) </text:p>
        </text:list-item>
        <text:list-item>
          <text:p text:style-name="P63">Medienwissenschaft (Promotion) </text:p>
        </text:list-item>
        <text:list-item>
          <text:p text:style-name="P63">Osteuropastudien (B.A.) </text:p>
        </text:list-item>
        <text:list-item>
          <text:p text:style-name="P25">Übersetzungswissenschaft (Promotion) </text:p>
        </text:list-item>
      </text:list>
      <text:h text:style-name="Heading_20_2" text:outline-level="2">Medizin Klinik</text:h>
      <text:list xml:id="list556172656043381153" text:style-name="L23">
        <text:list-item>
          <text:p text:style-name="P64">Medizin (Promotion) </text:p>
        </text:list-item>
        <text:list-item>
          <text:p text:style-name="P26">Medizin (Staatsex.) [nach Physikum] </text:p>
        </text:list-item>
      </text:list>
      <text:h text:style-name="Heading_20_2" text:outline-level="2">Medizin-Vorklinik</text:h>
      <text:list xml:id="list4992080570732744937" text:style-name="L24">
        <text:list-item>
          <text:p text:style-name="P65">Medizin (Staatsex.) [bis einschl. Physikum] </text:p>
        </text:list-item>
        <text:list-item>
          <text:p text:style-name="P27">Klinische Medizintechnik (Master) </text:p>
        </text:list-item>
      </text:list>
      <text:h text:style-name="Heading_20_2" text:outline-level="2">Meteorologie</text:h>
      <text:list xml:id="list4847338539339372143" text:style-name="L25">
        <text:list-item>
          <text:p text:style-name="P66">Meteorologie (Bachelor of Science) </text:p>
        </text:list-item>
        <text:list-item>
          <text:p text:style-name="P66">Meteorologie (Diplom) </text:p>
        </text:list-item>
        <text:list-item>
          <text:p text:style-name="P66">Meteorologie (Promotion) </text:p>
        </text:list-item>
        <text:list-item>
          <text:p text:style-name="P28">Physik der Erde und Atmosphäre (Master of Science) </text:p>
        </text:list-item>
      </text:list>
      <text:h text:style-name="Heading_20_2" text:outline-level="2">Molekulare Biomedizin</text:h>
      <text:list xml:id="list4617099325118709361" text:style-name="L26">
        <text:list-item>
          <text:p text:style-name="P67">Life and Medical Sciences (Master of Science) </text:p>
        </text:list-item>
        <text:list-item>
          <text:p text:style-name="P67">Molekulare Biomedizin (Bachelor of Science) </text:p>
        </text:list-item>
        <text:list-item>
          <text:p text:style-name="P29">Molekulare Biomedizin (Promotion) </text:p>
        </text:list-item>
      </text:list>
      <text:h text:style-name="Heading_20_2" text:outline-level="2"><text:soft-page-break/>Musikwissenschaft</text:h>
      <text:list xml:id="list1655117322142855060" text:style-name="L27">
        <text:list-item>
          <text:p text:style-name="P68">Musikwissenschaft/Sound Studies (Bachelor of Arts) </text:p>
        </text:list-item>
        <text:list-item>
          <text:p text:style-name="P68">Musikwissenschaft (Promotion) </text:p>
        </text:list-item>
        <text:list-item>
          <text:p text:style-name="P30">Sound Studies (Master of Arts) </text:p>
        </text:list-item>
      </text:list>
      <text:h text:style-name="Heading_20_2" text:outline-level="2">Neuroscience</text:h>
      <text:list xml:id="list6501604197986430322" text:style-name="L28">
        <text:list-item>
          <text:p text:style-name="P69">Neurosciences (Master of Science) </text:p>
        </text:list-item>
        <text:list-item>
          <text:p text:style-name="P31">Neurowissenschaften (Promotion) </text:p>
        </text:list-item>
      </text:list>
      <text:h text:style-name="Heading_20_2" text:outline-level="2">Orient Asia</text:h>
      <text:list xml:id="list6450850072531689666" text:style-name="L29">
        <text:list-item>
          <text:p text:style-name="P70">Arabistik (Promotion) </text:p>
        </text:list-item>
        <text:list-item>
          <text:p text:style-name="P70">Asienwissenschaften (Bachelor of Arts) </text:p>
        </text:list-item>
        <text:list-item>
          <text:p text:style-name="P70">Asienwissenschaften (Master of Arts) </text:p>
        </text:list-item>
        <text:list-item>
          <text:p text:style-name="P70">Geschichte und Kultur der Region China, Mongolei, Tibet (Master of Arts) </text:p>
        </text:list-item>
        <text:list-item>
          <text:p text:style-name="P70">Geschichte und Kultur West- und Südasiens (Master of Arts) </text:p>
        </text:list-item>
        <text:list-item>
          <text:p text:style-name="P70">Indologie (Bachelor of Arts) </text:p>
        </text:list-item>
        <text:list-item>
          <text:p text:style-name="P70">Indologie (Promotion) </text:p>
        </text:list-item>
        <text:list-item>
          <text:p text:style-name="P70">Islamwissenschaft/Nahostsprachen (Bachelor of Arts) </text:p>
        </text:list-item>
        <text:list-item>
          <text:p text:style-name="P70">Islamwissenschaft (Promotion) </text:p>
        </text:list-item>
        <text:list-item>
          <text:p text:style-name="P70">Japanologie (Promotion) </text:p>
        </text:list-item>
        <text:list-item>
          <text:p text:style-name="P70">Orientalische Kunstgeschichte (Promotion) </text:p>
        </text:list-item>
        <text:list-item>
          <text:p text:style-name="P70">Orientalische und Asiatische Sprachen (Master of Arts) </text:p>
        </text:list-item>
        <text:list-item>
          <text:p text:style-name="P70">Regionalwissenschaft Japan (Master of Arts) </text:p>
        </text:list-item>
        <text:list-item>
          <text:p text:style-name="P70">Regionalwissenschaft Südostasien (Promotion) </text:p>
        </text:list-item>
        <text:list-item>
          <text:p text:style-name="P70">Regionalwissenschaft Südostasien (Master of Arts) </text:p>
        </text:list-item>
        <text:list-item>
          <text:p text:style-name="P70">Religionen und Kunst in den Kulturen Asiens (Master of Arts) </text:p>
        </text:list-item>
        <text:list-item>
          <text:p text:style-name="P70">Sinologie (Promotion) </text:p>
        </text:list-item>
        <text:list-item>
          <text:p text:style-name="P70">Sprach- u. Kulturwissenschaft Zentralasiens (Promotion) </text:p>
        </text:list-item>
        <text:list-item>
          <text:p text:style-name="P70">Sprach- u. Kulturwissenschaft Zentralasiens/Mongol (Promotion) </text:p>
        </text:list-item>
        <text:list-item>
          <text:p text:style-name="P70">Sprach- u. Kulturwissenschaft Zentralasiens/Tibeto (Promotion) </text:p>
        </text:list-item>
        <text:list-item>
          <text:p text:style-name="P70">Südostasienwissenschaft (Bachelor of Arts) </text:p>
        </text:list-item>
        <text:list-item>
          <text:p text:style-name="P70">Tibetologie (Bachelor of Arts) </text:p>
        </text:list-item>
        <text:list-item>
          <text:p text:style-name="P70">Vergleichende Religionswissenschaft (Bachelor of Arts) </text:p>
        </text:list-item>
        <text:list-item>
          <text:p text:style-name="P32">Vergleichende Religionswissenschaft (Promotion) </text:p>
        </text:list-item>
      </text:list>
      <text:h text:style-name="Heading_20_2" text:outline-level="2">Pharmazie</text:h>
      <text:list xml:id="list204839862580100715" text:style-name="L30">
        <text:list-item>
          <text:p text:style-name="P71">Arzneimittelforschung (Drug Research) (Master of Science) </text:p>
        </text:list-item>
        <text:list-item>
          <text:p text:style-name="P71">Arzneimittelwissenschaften (Promotion) </text:p>
        </text:list-item>
        <text:list-item>
          <text:p text:style-name="P71">Drug Regulatory Affairs (Master) </text:p>
        </text:list-item>
        <text:list-item>
          <text:p text:style-name="P71"><text:soft-page-break/>Pharmazie (Promotion) </text:p>
        </text:list-item>
        <text:list-item>
          <text:p text:style-name="P33">Pharmazie (Staatsex.) </text:p>
        </text:list-item>
      </text:list>
      <text:h text:style-name="Heading_20_2" text:outline-level="2">Philosophie</text:h>
      <text:list xml:id="list5654610887586630091" text:style-name="L31">
        <text:list-item>
          <text:p text:style-name="P72">Interreligiöse Studien - Philosophie der Religionen (Master of Arts) </text:p>
        </text:list-item>
        <text:list-item>
          <text:p text:style-name="P72">Philosophie (Bachelor of Arts) </text:p>
        </text:list-item>
        <text:list-item>
          <text:p text:style-name="P72">Philosophie (Master of Arts) </text:p>
        </text:list-item>
        <text:list-item>
          <text:p text:style-name="P34">Philosophie (Promotion) </text:p>
        </text:list-item>
      </text:list>
      <text:h text:style-name="Heading_20_2" text:outline-level="2">Physik/Astronomie</text:h>
      <text:list xml:id="list2817925493817993424" text:style-name="L32">
        <text:list-item>
          <text:p text:style-name="P73">Astronomie/Astrophysik (Promotion o.Ab.Astronomie) </text:p>
        </text:list-item>
        <text:list-item>
          <text:p text:style-name="P73">Astronomie/Astrophysik (Promotion) </text:p>
        </text:list-item>
        <text:list-item>
          <text:p text:style-name="P73">Astrophysik (Master of Science) </text:p>
        </text:list-item>
        <text:list-item>
          <text:p text:style-name="P73">Physik (Bachelor of Science) </text:p>
        </text:list-item>
        <text:list-item>
          <text:p text:style-name="P73">Physik (Diplom) </text:p>
        </text:list-item>
        <text:list-item>
          <text:p text:style-name="P73">Physik (Master of Science) </text:p>
        </text:list-item>
        <text:list-item>
          <text:p text:style-name="P35">Physik (Promotion) </text:p>
        </text:list-item>
      </text:list>
      <text:h text:style-name="Heading_20_2" text:outline-level="2">Politik &amp; Soziologie</text:h>
      <text:list xml:id="list6053570714196622985" text:style-name="L33">
        <text:list-item>
          <text:p text:style-name="P74">European Studies - Governance and Regulation (Master) </text:p>
        </text:list-item>
        <text:list-item>
          <text:p text:style-name="P74">Gesellschaften, Globalisierung und Entwicklung (Master of Arts) </text:p>
        </text:list-item>
        <text:list-item>
          <text:p text:style-name="P74">Politik und Gesellschaft (Bachelor of Arts) [NF] </text:p>
        </text:list-item>
        <text:list-item>
          <text:p text:style-name="P74">Politik und Gesellschaft (Bachelor of Arts) </text:p>
        </text:list-item>
        <text:list-item>
          <text:p text:style-name="P74">Politikwissenschaft (Master of Arts) </text:p>
        </text:list-item>
        <text:list-item>
          <text:p text:style-name="P74">Politische Wissenschaft (Promotion) </text:p>
        </text:list-item>
        <text:list-item>
          <text:p text:style-name="P36">Soziologie (Promotion) </text:p>
        </text:list-item>
      </text:list>
      <text:h text:style-name="Heading_20_2" text:outline-level="2">Psychologie</text:h>
      <text:list xml:id="list9055024739955366685" text:style-name="L34">
        <text:list-item>
          <text:p text:style-name="P75">Erziehungswissenschaft (Promotion) </text:p>
        </text:list-item>
        <text:list-item>
          <text:p text:style-name="P75">Pädagogik (Promotion) </text:p>
        </text:list-item>
        <text:list-item>
          <text:p text:style-name="P75">Psychologie (Bachelor of Science) </text:p>
        </text:list-item>
        <text:list-item>
          <text:p text:style-name="P75">Psychologie (Diplom) </text:p>
        </text:list-item>
        <text:list-item>
          <text:p text:style-name="P75">Psychologie (Master of Science) </text:p>
        </text:list-item>
        <text:list-item>
          <text:p text:style-name="P75">Psychologie (Promotion) </text:p>
        </text:list-item>
        <text:list-item>
          <text:p text:style-name="P37">Rechtspsychologie (Master) </text:p>
        </text:list-item>
      </text:list>
      <text:h text:style-name="Heading_20_2" text:outline-level="2">Romanistik</text:h>
      <text:list xml:id="list7475621839482148806" text:style-name="L35">
        <text:list-item>
          <text:p text:style-name="P76">Deutsch-Italienische Studien (Bachelor of Arts) </text:p>
        </text:list-item>
        <text:list-item>
          <text:p text:style-name="P76"><text:soft-page-break/>Deutsch-Italienische Studien (Master of Arts) </text:p>
        </text:list-item>
        <text:list-item>
          <text:p text:style-name="P76">Deutsch-Französische Studien (Bachelor of Arts) </text:p>
        </text:list-item>
        <text:list-item>
          <text:p text:style-name="P76">Deutsch-Französische Studien (Master of Arts) </text:p>
        </text:list-item>
        <text:list-item>
          <text:p text:style-name="P76">Französistik (Bachelor of Arts) </text:p>
        </text:list-item>
        <text:list-item>
          <text:p text:style-name="P76">Gründungsmythen Europas in Literatur, Kunst und Musik (Promotion) [?] </text:p>
        </text:list-item>
        <text:list-item>
          <text:p text:style-name="P76">Hispanistik (Bachelor of Arts) </text:p>
        </text:list-item>
        <text:list-item>
          <text:p text:style-name="P76">Italianistik (Bachelor of Arts) </text:p>
        </text:list-item>
        <text:list-item>
          <text:p text:style-name="P76">Renaissance-Studien (Master of Arts) </text:p>
        </text:list-item>
        <text:list-item>
          <text:p text:style-name="P76">Romanische Philologie, 2 Teilgebiete (Promotion) </text:p>
        </text:list-item>
        <text:list-item>
          <text:p text:style-name="P76">Romanistik (Bachelor of Arts) </text:p>
        </text:list-item>
        <text:list-item>
          <text:p text:style-name="P76">Romanistik (Master of Arts) </text:p>
        </text:list-item>
        <text:list-item>
          <text:p text:style-name="P76">Romanistik/Französische Philologie (Promotion) </text:p>
        </text:list-item>
        <text:list-item>
          <text:p text:style-name="P76">Romanistik/Iberoromanische Philologie (Promotion) </text:p>
        </text:list-item>
        <text:list-item>
          <text:p text:style-name="P76">Romanistik/Italienische Philologie (Promotion) </text:p>
        </text:list-item>
        <text:list-item>
          <text:p text:style-name="P76">Romanistik/Roman. Mediävistik (Promotion) [?] </text:p>
        </text:list-item>
        <text:list-item>
          <text:p text:style-name="P76">Spanische Kultur im europäischen Kontext (Master of Arts) </text:p>
        </text:list-item>
        <text:list-item>
          <text:p text:style-name="P38">Trinationale Promotion Italianistik (Promotion) [?] </text:p>
        </text:list-item>
      </text:list>
      <text:h text:style-name="Heading_20_2" text:outline-level="2">Steinmann</text:h>
      <text:list xml:id="list4180265255071049112" text:style-name="L36">
        <text:list-item>
          <text:p text:style-name="P77">Geologie/Paläontologie (Diplom) </text:p>
        </text:list-item>
        <text:list-item>
          <text:p text:style-name="P77">Geologie/Paläontologie (Promotion) </text:p>
        </text:list-item>
        <text:list-item>
          <text:p text:style-name="P77">Geophysik (Promotion) </text:p>
        </text:list-item>
        <text:list-item>
          <text:p text:style-name="P77">Geowissenschaften (Bachelor of Science) </text:p>
        </text:list-item>
        <text:list-item>
          <text:p text:style-name="P77">Geowissenschaften (Master of Science) </text:p>
        </text:list-item>
        <text:list-item>
          <text:p text:style-name="P77">Geowissenschaften (Promotion) </text:p>
        </text:list-item>
        <text:list-item>
          <text:p text:style-name="P39">Mineralogie (Diplom) </text:p>
        </text:list-item>
      </text:list>
      <text:h text:style-name="Heading_20_2" text:outline-level="2">VWL</text:h>
      <text:list xml:id="list2693740083507115473" text:style-name="L37">
        <text:list-item>
          <text:p text:style-name="P78">Economics (Master of Science) </text:p>
        </text:list-item>
        <text:list-item>
          <text:p text:style-name="P78">Volkswirtschaftslehre (Bachelor of Science) </text:p>
        </text:list-item>
        <text:list-item>
          <text:p text:style-name="P40">Volkswirtschaftslehre (Promotion) </text:p>
        </text:list-item>
      </text:list>
      <text:h text:style-name="Heading_20_2" text:outline-level="2">Zahnmedizin</text:h>
      <text:list xml:id="list8788025554471080372" text:style-name="L38">
        <text:list-item>
          <text:p text:style-name="P79">Zahnmedizin (Promotion) </text:p>
        </text:list-item>
        <text:list-item>
          <text:p text:style-name="P41">Zahnmedizin (Staatsex.)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4-12-02T17:20:41.164678004</meta:creation-date>
    <dc:date>2015-03-28T20:18:21.131172040</dc:date>
    <dc:creator>Sven Zemanek</dc:creator>
    <meta:editing-duration>PT15M4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0" meta:paragraph-count="341" meta:word-count="1641" meta:character-count="12544" meta:non-whitespace-character-count="11244"/>
  </office:meta>
</office:document-meta>
</file>